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e173c"/>
    </style:style>
    <style:style style:name="P2" style:family="paragraph" style:parent-style-name="Standard" style:master-page-name="HTML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0e173c" officeooo:paragraph-rsid="000e173c" style:font-weight-asian="bold" style:font-weight-complex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er le tableau de correspondance entre Grade et Catégorie</text:p>
      <text:p text:style-name="P1"/>
      <text:p text:style-name="P1"/>
      <text:p text:style-name="P1"/>
      <text:p text:style-name="P1"/>
      <text:p text:style-name="P1">Le fichier importé donne la correspondance entre les libellés de grade des bases de paye et les catégories statutaires (A, B, C à l'exclusion de toute autre possibilité). </text:p>
      <text:p text:style-name="P1"/>
      <text:p text:style-name="P1">Pour les non-titulaires, le renseignement est optionnel. </text:p>
      <text:p text:style-name="P1"/>
      <text:p text:style-name="P1">En cas de grade à cheval sur deux catégories, il convient de distinguer les libellés de chaque grade correspondant à chacune des deux catégories, dans ce fichier et dans toute les bases de paye produites par l'extracteur de données. </text:p>
      <text:p text:style-name="P1"/>
      <text:p text:style-name="P1">Le fichier importé doit être de type CSV à séparateur point-virgule et encodé en Latin-1 ou Windows-1252. Il doit comporter une ligne d'intitulés de colonnes.</text:p>
      <text:p text:style-name="P1"><text:line-break/>La première colonne est intitulée <text:span text:style-name="T1">Grade</text:span> et la seconde <text:span text:style-name="T1">Catégorie</text:span>.</text:p>
      <text:p text:style-name="P1">A défaut d'importation manuelle de ce fichier, le logiciel réalise une interpolation relativement exacte de la correspondance entre grade et catégorie statutaire. </text:p>
      <text:p text:style-name="P1"/>
      <text:p text:style-name="P1">Ce fichier est généré sous le dossier <text:span text:style-name="T1">Bases/Effectifs </text:span>sous le nom de fichier <text:span text:style-name="T1">grades.categories.csv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Liberation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6-17T20:08:49.037526733</dc:date>
    <meta:editing-duration>PT4M22S</meta:editing-duration>
    <meta:editing-cycles>1</meta:editing-cycles>
    <meta:document-statistic meta:table-count="0" meta:image-count="0" meta:object-count="0" meta:page-count="1" meta:paragraph-count="8" meta:word-count="154" meta:character-count="1007" meta:non-whitespace-character-count="856"/>
  </office:meta>
</office:document-meta>
</file>